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212cm" fo:margin-left="0cm" table:align="left"/>
    </style:style>
    <style:style style:name="Table1.A" style:family="table-column">
      <style:table-column-properties style:column-width="7.408cm"/>
    </style:style>
    <style:style style:name="Table1.B" style:family="table-column">
      <style:table-column-properties style:column-width="1.9cm"/>
    </style:style>
    <style:style style:name="Table1.C" style:family="table-column">
      <style:table-column-properties style:column-width="6.904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rsid="001a5e98" officeooo:paragraph-rsid="001a5e98"/>
    </style:style>
    <style:style style:name="P2" style:family="paragraph" style:parent-style-name="Standard">
      <style:paragraph-properties fo:text-align="center" style:justify-single-word="false"/>
      <style:text-properties officeooo:rsid="001a5e98" officeooo:paragraph-rsid="001a5e9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f0b7" officeooo:paragraph-rsid="001bf0b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a5e98" officeooo:paragraph-rsid="001a5e98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bf0b7" officeooo:paragraph-rsid="001bf0b7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fo:font-size="48pt" style:font-size-asian="48pt" style:font-size-complex="48pt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a5e98" officeooo:paragraph-rsid="001a5e9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1a5e98" officeooo:paragraph-rsid="001bf0b7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20pt" fo:font-weight="bold" officeooo:rsid="001a5e98" officeooo:paragraph-rsid="001a5e98" style:font-size-asian="20pt" style:font-weight-asian="bold" style:font-size-complex="20pt" style:font-weight-complex="bold"/>
    </style:style>
    <style:style style:name="T1" style:family="text">
      <style:text-properties officeooo:rsid="001bf0b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1d7eff"/>
    </style:style>
    <style:style style:name="T5" style:family="text">
      <style:text-properties officeooo:rsid="001dd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Emphasis"><text:span text:style-name="T2">XIX. Erdélyi Műszaki Tudományos Diákköri Konferencia</text:span></text:span></text:p>
      <text:h text:style-name="P7" text:outline-level="1"/>
      <text:h text:style-name="P7" text:outline-level="1"/>
      <text:h text:style-name="P7" text:outline-level="1"/>
      <text:h text:style-name="P8" text:outline-level="1"><text:bookmark text:name="magicparlabel-42248"/>Szavazókörzetek újraosztása</text:h>
      <text:p text:style-name="Standard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zerző: </text:p>
            <text:p text:style-name="P1"/>
            <text:p text:style-name="P4">András Réka </text:p>
            <text:p text:style-name="P1"/>
            <text:p text:style-name="P2">(Babeș-Bolyai Tudományegyetem, Kolozsvár, Informatikus szak, <text:span text:style-name="T5">3</text:span>. év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émavezető:</text:p>
            <text:p text:style-name="P1"/>
            <text:p text:style-name="P11">dr. Szöllősi István</text:p>
            <text:p text:style-name="P9"/>
            <text:p text:style-name="P10">(adjunktus, Babeș-Bolyai Tudományegyetem, Kolozsvár, <text:span text:style-name="T1">Matematika és Informatika Kar</text:span>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TDK 2018</text:p>
      <text:p text:style-name="P3"/>
      <text:p text:style-name="P5"><text:span text:style-name="Emphasis"><text:span text:style-name="T3">Temesvár, 2018. április 26-28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6:56:38.690211839</meta:creation-date>
    <dc:date>2018-04-15T18:58:41.122863659</dc:date>
    <meta:editing-duration>PT10M4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1" meta:word-count="36" meta:character-count="319" meta:non-whitespace-character-count="290"/>
  </office:meta>
</office:document-meta>
</file>